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Лист1" table:style-name="ta1" table:print="false">
        <table:table-column table:style-name="co1" table:number-columns-repeated="3" table:default-cell-style-name="Default"/>
        <table:table-column table:style-name="co1" table:default-cell-style-name="ce3"/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Positive test</text:p>
          </table:table-cell>
          <table:table-cell table:style-name="ce1" office:value-type="string">
            <text:p>Age: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table:number-columns-repeated="2"/>
          <table:table-cell table:style-name="ce1" office:value-type="string">
            <text:p>Name:</text:p>
          </table:table-cell>
          <table:table-cell office:value-type="string">
            <text:p>Bbbb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el:</text:p>
          </table:table-cell>
          <table:table-cell office:value-type="float" office:value="88800000">
            <text:p>88800000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Negative test</text:p>
          </table:table-cell>
          <table:table-cell table:style-name="ce2" office:value-type="string">
            <text:p>Age:</text:p>
          </table:table-cell>
          <table:table-cell office:value-type="string">
            <text:p>Aaa</text:p>
          </table:table-cell>
        </table:table-row>
        <table:table-row table:style-name="ro1">
          <table:table-cell table:number-columns-repeated="2"/>
          <table:table-cell table:style-name="ce2" office:value-type="string">
            <text:p>Name:</text:p>
          </table:table-cell>
          <table:table-cell office:value-type="string">
            <text:p>Bbbb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el:</text:p>
          </table:table-cell>
          <table:table-cell office:value-type="string">
            <text:p>Abc000+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bg" fo:country="BG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30.01.2019</text:date>, <text:time>18:20:4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19-01-30T18:14:01</meta:creation-date>
    <dc:creator>boyan boyanov</dc:creator>
    <dc:date>2019-01-30T18:20:41</dc:date>
    <dc:language>bg-BG</dc:language>
    <meta:editing-cycles>2</meta:editing-cycles>
    <meta:editing-duration>PT6M39S</meta:editing-duration>
    <meta:user-defined meta:name="Info 1"/>
    <meta:user-defined meta:name="Info 2"/>
    <meta:user-defined meta:name="Info 3"/>
    <meta:user-defined meta:name="Info 4"/>
    <meta:document-statistic meta:table-count="1" meta:cell-count="14"/>
  </office:meta>
</office:document-meta>
</file>